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92c" officeooo:paragraph-rsid="0011a92c"/>
    </style:style>
    <style:style style:name="P2" style:family="paragraph" style:parent-style-name="Frame_20_contents">
      <style:text-properties officeooo:rsid="0011a92c" officeooo:paragraph-rsid="0011a92c"/>
    </style:style>
    <style:style style:name="P3" style:family="paragraph">
      <style:paragraph-properties fo:text-align="center"/>
    </style:style>
    <style:style style:name="P4" style:family="paragraph" style:parent-style-name="Frame_20_contents">
      <style:text-properties officeooo:rsid="000fb90d" officeooo:paragraph-rsid="000fb90d"/>
    </style:style>
    <style:style style:name="T1" style:family="text">
      <style:text-properties officeooo:rsid="0011a92c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frame" style:horizontal-pos="from-left" style:horizontal-rel="frame"/>
    </style:style>
    <style:style style:name="gr1" style:family="graphic">
      <style:graphic-properties draw:textarea-horizontal-align="justify" draw:textarea-vertical-align="middle" draw:auto-grow-height="false" fo:min-height="0.448in" fo:min-width="0.5in" loext:decorative="false" style:run-through="foreground" style:wrap="run-through" style:number-wrapped-paragraphs="no-limit" style:vertical-pos="from-top" style:vertical-rel="frame" style:horizontal-pos="from-left" style:horizontal-rel="fram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3756in" fo:min-width="0.6118in" loext:decorative="false" style:run-through="foreground" style:wrap="run-through" style:number-wrapped-paragraphs="no-limit" style:vertical-pos="from-top" style:vertical-rel="frame" style:horizontal-pos="from-left" style:horizontal-rel="fram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2.1693in" svg:y="0.5571in" svg:width="2.1563in" draw:z-index="0"><draw:text-box fo:min-height="1.448in"><draw:frame draw:style-name="fr2" draw:name="Frame2" text:anchor-type="frame" svg:x="1.0028in" svg:y="1.7339in" svg:width="1.75in" draw:z-index="2"><draw:text-box fo:min-height="1.3437in"><draw:custom-shape text:anchor-type="frame" draw:z-index="3" draw:name="Shape 2" draw:style-name="gr1" svg:width="1.0004in" svg:height="1.3441in" svg:x="1.0701in" svg:y="0.8807in"><text:p>Shape 2 anchored to Frame 2 frame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position-x="$0" draw:handle-position-y="top" draw:handle-range-x-minimum="0" draw:handle-range-x-maximum="21600"/></draw:enhanced-geometry></draw:custom-shape><text:p text:style-name="P2">Frame2: A frame anchored to Frame 1 frame</text:p></draw:text-box></draw:frame><draw:custom-shape text:anchor-type="frame" draw:z-index="1" draw:name="Shape 1" draw:style-name="gr2" draw:text-style-name="P3" svg:width="0.865in" svg:height="0.5315in" svg:x="1.0618in" svg:y="0.6874in"><text:p text:style-name="P3">Shape 1 anchored to Frame 1 fr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p text:style-name="P4"><text:span text:style-name="T1">Frame 1: </text:span>A frame with a drawing object <text:span text:style-name="T1">and a frame </text:span>anchored to it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0:11:10.369427024</meta:creation-date>
    <dc:date>2026-01-30T20:53:15.699960393</dc:date>
    <meta:editing-duration>PT31M27S</meta:editing-duration>
    <meta:editing-cycles>1</meta:editing-cycles>
    <meta:document-statistic meta:table-count="0" meta:image-count="0" meta:object-count="0" meta:page-count="1" meta:paragraph-count="2" meta:word-count="22" meta:character-count="106" meta:non-whitespace-character-count="86"/>
    <meta:generator>LibreOfficeDev/26.8.0.0.alpha0$Linux_X86_64 LibreOffice_project/cefc6f5bd72abab9230554d352569fe32f88c7bc</meta:generator>
  </office:meta>
</office:document-meta>
</file>